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90e6" officeooo:paragraph-rsid="001e90e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90e6" officeooo:paragraph-rsid="001e90e6" fo:background-color="#d4ea6b" style:font-weight-asian="bold" style:font-weight-complex="bold"/>
    </style:style>
    <style:style style:name="P3" style:family="paragraph" style:parent-style-name="Standard">
      <style:text-properties style:text-underline-style="none" fo:font-weight="normal" officeooo:rsid="001e90e6" officeooo:paragraph-rsid="001e90e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90e6" officeooo:paragraph-rsid="001e90e6" style:font-weight-asian="normal" style:font-weight-complex="normal"/>
    </style:style>
    <style:style style:name="P5" style:family="paragraph" style:parent-style-name="Standard">
      <style:text-properties style:text-underline-style="none" fo:font-weight="bold" officeooo:rsid="001e90e6" officeooo:paragraph-rsid="001e90e6" style:font-weight-asian="bold" style:font-weight-complex="bold"/>
    </style:style>
    <style:style style:name="P6" style:family="paragraph" style:parent-style-name="Standard">
      <style:text-properties style:text-underline-style="none" fo:font-weight="bold" officeooo:rsid="001e90e6" officeooo:paragraph-rsid="001e9c20" style:font-weight-asian="bold" style:font-weight-complex="bold"/>
    </style:style>
    <style:style style:name="P7" style:family="paragraph" style:parent-style-name="Standard">
      <style:text-properties style:text-underline-style="none" fo:font-weight="bold" officeooo:rsid="001e90e6" officeooo:paragraph-rsid="0023ef9c" style:font-weight-asian="bold" style:font-weight-complex="bold"/>
    </style:style>
    <style:style style:name="P8" style:family="paragraph" style:parent-style-name="Standard">
      <style:paragraph-properties fo:text-align="justify" style:justify-single-word="false"/>
      <style:text-properties fo:color="#2a6099" style:text-underline-style="none" fo:font-weight="bold" officeooo:rsid="001e9c20" officeooo:paragraph-rsid="001e9c20" style:font-weight-asian="bold" style:font-weight-complex="bold"/>
    </style:style>
    <style:style style:name="P9" style:family="paragraph" style:parent-style-name="Standard">
      <style:paragraph-properties fo:text-align="justify" style:justify-single-word="false"/>
      <style:text-properties fo:color="#2a6099" style:text-underline-style="none" fo:font-weight="bold" officeooo:rsid="0022bb43" officeooo:paragraph-rsid="0022bb43" style:font-weight-asian="bold" style:font-weight-complex="bold"/>
    </style:style>
    <style:style style:name="P10" style:family="paragraph" style:parent-style-name="Standard">
      <style:paragraph-properties fo:text-align="justify" style:justify-single-word="false"/>
      <style:text-properties fo:color="#2a6099" officeooo:rsid="00275f5b" officeooo:paragraph-rsid="00275f5b"/>
    </style:style>
    <style:style style:name="P11" style:family="paragraph" style:parent-style-name="Standard">
      <style:text-properties officeooo:paragraph-rsid="0023f64e"/>
    </style:style>
    <style:style style:name="P12" style:family="paragraph" style:parent-style-name="Standard">
      <style:paragraph-properties fo:text-align="justify" style:justify-single-word="false"/>
      <style:text-properties officeooo:paragraph-rsid="0023f64e"/>
    </style:style>
    <style:style style:name="T1" style:family="text">
      <style:text-properties officeooo:rsid="001e9c20"/>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e90e6" style:font-weight-asian="bold" style:font-weight-complex="bold"/>
    </style:style>
    <style:style style:name="T4" style:family="text">
      <style:text-properties style:text-underline-style="none" fo:font-weight="bold" officeooo:rsid="0025f2ac" style:font-weight-asian="bold" style:font-weight-complex="bold"/>
    </style:style>
    <style:style style:name="T5" style:family="text">
      <style:text-properties style:text-underline-style="none" fo:font-weight="bold" officeooo:rsid="0027687d" style:font-weight-asian="bold" style:font-weight-complex="bold"/>
    </style:style>
    <style:style style:name="T6" style:family="text">
      <style:text-properties style:text-underline-style="none" fo:font-weight="bold" officeooo:rsid="001e9c20" fo:background-color="#ffff00" loext:char-shading-value="0" style:font-weight-asian="bold" style:font-weight-complex="bold"/>
    </style:style>
    <style:style style:name="T7" style:family="text">
      <style:text-properties style:text-underline-style="none" fo:font-weight="bold" officeooo:rsid="0023f64e" fo:background-color="#ffff00" loext:char-shading-value="0" style:font-weight-asian="bold" style:font-weight-complex="bold"/>
    </style:style>
    <style:style style:name="T8" style:family="text">
      <style:text-properties officeooo:rsid="001e9c20" fo:background-color="#ffff00" loext:char-shading-value="0"/>
    </style:style>
    <style:style style:name="T9" style:family="text">
      <style:text-properties officeooo:rsid="001f99d9"/>
    </style:style>
    <style:style style:name="T10" style:family="text">
      <style:text-properties fo:color="#2a6099" fo:font-weight="bold" officeooo:rsid="001fc65d" style:font-weight-asian="bold" style:font-weight-complex="bold"/>
    </style:style>
    <style:style style:name="T11" style:family="text">
      <style:text-properties fo:color="#2a6099" style:text-underline-style="none" fo:font-weight="bold" officeooo:rsid="0027687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cion Test para testear código:</text:p>
      <text:p text:style-name="P1"/>
      <text:p text:style-name="P7">******************************** <text:span text:style-name="T8">Test Embotelladora </text:span>********************************</text:p>
      <text:p text:style-name="P8">Tenemos 5 botellas pequeñas, 0 grandes y 5 litros que embotellar, por tanto la salida debería ser 5 botellas de 1 litro, comprobamos que agrupa bien los litros disponibles a embotellar a las botellas de 1 litro.</text:p>
      <text:p text:style-name="P6">@Test</text:p>
      <text:p text:style-name="P5">public void Test5litros() throws NoSolution {</text:p>
      <text:p text:style-name="P5"><text:tab/>assertEquals("esperamos en la salida 5 botellas pequeñas para: (5,0,5)", 5, Embotelladora.calculaBotellasPequenas(5,0,5));</text:p>
      <text:p text:style-name="P5">}</text:p>
      <text:p text:style-name="P3"/>
      <text:p text:style-name="P8">Tenemos 5000 botellas de 1 litro, 1 de 5 litros y 5000 litros que embotellar, con este test comprobamos que optimiza el uso de botellas pequeñas, es decir, que usa el menos numero de botellas pequeñas para embotellar la cantidad total, por tanto, la salida deberán ser 4995 botellas pequeñas.</text:p>
      <text:p text:style-name="P5">@Test</text:p>
      <text:p text:style-name="P5"><text:span text:style-name="T1">p</text:span>ublic void Test5000litros() throws NoSolution {</text:p>
      <text:p text:style-name="P5"><text:tab/>assertEquals("esperamos en la salida 4995 botellas pequeñas para: (5000,1,5000)", 4995, Embotelladora.calculaBotellasPequenas(5000,1,5000));</text:p>
      <text:p text:style-name="P5">}</text:p>
      <text:p text:style-name="P3"/>
      <text:p text:style-name="P8">Comprobamos la optimizacion de botellas de 1 litro, es decir, comprobamos que se use el menor numero de botellas de 1 litro para embotellar la cantidad total. Por tanto, para embotellar 6 litros en total si disponemos de 5 botellas de <text:s/>litro y de 1 una de 5 litros, la salida deberá ser 1 botella de un litro.</text:p>
      <text:p text:style-name="P5">@Test</text:p>
      <text:p text:style-name="P5">public void TestMenorNumeroBotellas1litro() throws NoSolution {</text:p>
      <text:p text:style-name="P5"><text:tab/>assertEquals("esperamos en la salida 1 botella pequeña para: (5,1,6)", 1, Embotelladora.calculaBotellasPequenas(5,1,6));</text:p>
      <text:p text:style-name="P5">}</text:p>
      <text:p text:style-name="P3"/>
      <text:p text:style-name="P3"><text:span text:style-name="T10">Con este test comprobamos que no tenemos nada que embotellar, por tanto, la salida de botellas de 1 litro es 0 pues no tenemos nada que embotellar a pesar de tener botellas disponibles.</text:span></text:p>
      <text:p text:style-name="P5">@Test</text:p>
      <text:p text:style-name="P5">public void TestNadaQueEmbotellar() throws NoSolution {</text:p>
      <text:p text:style-name="P5"><text:tab/>assertEquals("esperamos en la salida 0 botellas pequeñas para: (5,1,0)", 0, Embotelladora.calculaBotellasPequenas(5,1,0));</text:p>
      <text:p text:style-name="P5">}</text:p>
      <text:p text:style-name="P4"/>
      <text:p text:style-name="P4"><text:span text:style-name="T10">Comprobamos que si no tenemos nada que embotellar, ni botellas no tenemos fallo y la salida es 0 botellas de 1 litro.</text:span><text:tab/></text:p>
      <text:p text:style-name="P5">@Test</text:p>
      <text:p text:style-name="P5">public void TestNadaEmbotellarYnoBotellas() throws NoSolution {</text:p>
      <text:p text:style-name="P5"><text:tab/>assertEquals("esperamos en la salida 0 botellas pequeñas para: (0,0,0)", 0, Embotelladora.calculaBotellasPequenas(0,0,0));</text:p>
      <text:p text:style-name="P5">}</text:p>
      <text:p text:style-name="P3"><text:tab/></text:p>
      <text:p text:style-name="P3"/>
      <text:p text:style-name="P9"><text:soft-page-break/>Comprobamos que tenemos más liquido que embotellar que el numero de botellas disponibles para embotellar. Controlamos el error y el test okey.</text:p>
      <text:p text:style-name="P5">@Test</text:p>
      <text:p text:style-name="P5"><text:span text:style-name="T9">p</text:span>ublic void TestNoPosibleEmbotellarTodoLiquido() throws NoSolution {</text:p>
      <text:p text:style-name="P5"><text:tab/>try {</text:p>
      <text:p text:style-name="P5"><text:tab/><text:tab/>assertEquals("esperamos en la salida 0 botellas pequeñas para: (1,0,5)", 1, <text:tab/><text:tab/><text:tab/><text:tab/>Embotelladora.calculaBotellasPequenas(1,0,5));</text:p>
      <text:p text:style-name="P5"><text:tab/>}catch(Exception e) {</text:p>
      <text:p text:style-name="P5"><text:tab/><text:tab/>return;</text:p>
      <text:p text:style-name="P5"><text:tab/>}</text:p>
      <text:p text:style-name="P5"><text:tab/>fail("Imposible embotellar todo el liquido, numero de botellas insuficientes");</text:p>
      <text:p text:style-name="P5">}</text:p>
      <text:p text:style-name="P5"><text:tab/></text:p>
      <text:p text:style-name="P11"><text:span text:style-name="T3">******************************** </text:span><text:span text:style-name="T6">Test B</text:span><text:span text:style-name="T7">lack Friday</text:span><text:span text:style-name="T6"> </text:span><text:span text:style-name="T3">********************************</text:span></text:p>
      <text:p text:style-name="P10"><text:span text:style-name="T3">S</text:span><text:span text:style-name="T2">e comprueba que el precio del articulo al no aplicarle ningún descuento sigue siendo el original.</text:span></text:p>
      <text:p text:style-name="P11"><text:span text:style-name="T3">@Test</text:span></text:p>
      <text:p text:style-name="P11"><text:span text:style-name="T3">public void TestSinDescuento() throws InvalidParameter{</text:span></text:p>
      <text:p text:style-name="P11"><text:span text:style-name="T3"><text:tab/>assertEquals("precio final 3.0", 3.0, DescuentoBlackFriday.PrecioFinal(3.0, 0.0), 0.01);</text:span></text:p>
      <text:p text:style-name="P11"><text:span text:style-name="T3">}</text:span></text:p>
      <text:p text:style-name="P11"><text:span text:style-name="T3"/></text:p>
      <text:p text:style-name="P12"><text:span text:style-name="T11">Se comprueba que al aplicar un descuento negativo se debe controlar parámetro no valido con InvalidParameter. Por tanto, comprobamos que no se permite meter descuentos negativos.</text:span></text:p>
      <text:p text:style-name="P11"><text:span text:style-name="T3">@Test</text:span></text:p>
      <text:p text:style-name="P11"><text:span text:style-name="T3">public void TestSDescuentoNegativo() throws InvalidParameter{</text:span></text:p>
      <text:p text:style-name="P11"><text:span text:style-name="T3"><text:tab/>try {</text:span></text:p>
      <text:p text:style-name="P11"><text:span text:style-name="T3"><text:tab/><text:tab/>DescuentoBlackFriday.PrecioFinal(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pan text:style-name="T3"><text:tab/>fail("InvalidParameterException expected");</text:span></text:p>
      <text:p text:style-name="P11"><text:span text:style-name="T3">}</text:span></text:p>
      <text:p text:style-name="P11"><text:span text:style-name="T3"><text:tab/></text:span></text:p>
      <text:p text:style-name="P11"><text:span text:style-name="T3">@Test</text:span></text:p>
      <text:p text:style-name="P11"><text:span text:style-name="T3">public void TestPrecioOriginalNegativo() throws InvalidParameter{</text:span></text:p>
      <text:p text:style-name="P11"><text:span text:style-name="T3"><text:tab/></text:span><text:span text:style-name="T4">t</text:span><text:span text:style-name="T3">ry {</text:span></text:p>
      <text:p text:style-name="P11"><text:span text:style-name="T3"><text:tab/><text:tab/>DescuentoBlackFriday.PrecioFinal(-8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pan text:style-name="T3"><text:tab/></text:span><text:span text:style-name="T4">f</text:span><text:span text:style-name="T3">ail("InvalidParameterException expected");</text:span></text:p>
      <text:p text:style-name="P11"><text:span text:style-name="T3">}</text:span></text:p>
      <text:p text:style-name="P11"><text:span text:style-name="T3"><text:tab/></text:span></text:p>
      <text:p text:style-name="P11"><text:span text:style-name="T3">@Test</text:span></text:p>
      <text:p text:style-name="P11"><text:span text:style-name="T3">public void TestDescuentoNegativo() throws InvalidParameter{</text:span></text:p>
      <text:p text:style-name="P11"><text:span text:style-name="T3"><text:tab/>try {</text:span></text:p>
      <text:p text:style-name="P11"><text:span text:style-name="T3"><text:tab/><text:tab/>DescuentoBlackFriday.PrecioFinal(83.0, -3.0);</text:span></text:p>
      <text:p text:style-name="P11"><text:span text:style-name="T3"><text:tab/>}catch (InvalidParameter e){</text:span></text:p>
      <text:p text:style-name="P11"><text:span text:style-name="T3"><text:tab/><text:tab/>return;</text:span></text:p>
      <text:p text:style-name="P11"><text:span text:style-name="T3"><text:tab/>}</text:span></text:p>
      <text:p text:style-name="P11"><text:soft-page-break/><text:span text:style-name="T3"><text:tab/></text:span><text:span text:style-name="T4">f</text:span><text:span text:style-name="T3">ail("InvalidParameterException expected");</text:span></text:p>
      <text:p text:style-name="P11"><text:span text:style-name="T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01:12:49.606508732</meta:creation-date>
    <dc:date>2019-11-28T01:36:13.848458203</dc:date>
    <meta:editing-duration>PT23M19S</meta:editing-duration>
    <meta:editing-cycles>11</meta:editing-cycles>
    <meta:generator>LibreOffice/6.3.3.2$Linux_X86_64 LibreOffice_project/30$Build-2</meta:generator>
    <meta:document-statistic meta:table-count="0" meta:image-count="0" meta:object-count="0" meta:page-count="3" meta:paragraph-count="75" meta:word-count="476" meta:character-count="3761" meta:non-whitespace-character-count="3308"/>
  </office:meta>
</office:document-meta>
</file>